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XB Zar" svg:font-family="'XB Zar'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XB Zar" officeooo:rsid="00199332" officeooo:paragraph-rsid="00199332" style:font-name-complex="XB Zar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XB Zar" officeooo:rsid="00199332" officeooo:paragraph-rsid="00199332" style:font-name-complex="XB Zar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XB Zar" fo:font-weight="bold" officeooo:rsid="0034ed8f" officeooo:paragraph-rsid="0034ed8f" style:font-weight-asian="bold" style:font-name-complex="XB Zar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weight="bold" officeooo:rsid="0034ed8f" officeooo:paragraph-rsid="0036d792" style:font-weight-asian="bold" style:font-name-complex="XB Zar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XB Zar" fo:font-weight="normal" officeooo:rsid="00223793" officeooo:paragraph-rsid="00345506" style:font-weight-asian="normal" style:font-name-complex="XB Zar" style:font-weight-complex="normal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XB Zar" fo:font-weight="normal" officeooo:rsid="00389b3f" officeooo:paragraph-rsid="00389b3f" style:font-weight-asian="normal" style:font-name-complex="XB Zar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XB Zar" fo:font-weight="normal" officeooo:rsid="00389b3f" officeooo:paragraph-rsid="00389b3f" style:font-weight-asian="normal" style:font-name-complex="XB Zar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XB Zar" fo:font-size="6pt" fo:font-weight="normal" officeooo:rsid="00223793" officeooo:paragraph-rsid="00345506" style:font-weight-asian="normal" style:font-name-complex="XB Zar" style:font-size-complex="6pt" style:font-weight-complex="normal"/>
    </style:style>
    <style:style style:name="P9" style:family="paragraph" style:parent-style-name="Standard" style:list-style-name="L1">
      <style:paragraph-properties fo:text-align="start" style:justify-single-word="false" style:writing-mode="lr-tb"/>
      <style:text-properties style:font-name="XB Zar" fo:font-weight="bold" officeooo:rsid="0034ed8f" officeooo:paragraph-rsid="0036d792" style:font-weight-asian="bold" style:font-name-complex="XB Zar" style:font-weight-complex="bold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199332" style:font-weight-asian="bold" style:font-name-complex="XB Zar" style:font-weight-complex="bold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39ff38" style:font-weight-asian="bold" style:font-name-complex="XB Zar" style:font-weight-complex="bold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XB Zar" fo:font-size="6pt" fo:font-weight="normal" officeooo:rsid="00223793" officeooo:paragraph-rsid="00345506" style:font-weight-asian="normal" style:font-name-complex="XB Zar" style:font-size-complex="6pt" style:font-weight-complex="normal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XB Zar" fo:font-weight="normal" officeooo:rsid="00389b3f" officeooo:paragraph-rsid="0039ff38" style:font-weight-asian="normal" style:font-name-complex="XB Zar" style:font-weight-complex="normal"/>
    </style:style>
    <style:style style:name="T1" style:family="text">
      <style:text-properties fo:font-size="6pt" style:font-size-complex="6pt"/>
    </style:style>
    <style:style style:name="T2" style:family="text">
      <style:text-properties officeooo:rsid="0034ed8f"/>
    </style:style>
    <style:style style:name="T3" style:family="text">
      <style:text-properties officeooo:rsid="0036d792"/>
    </style:style>
    <style:style style:name="T4" style:family="text">
      <style:text-properties officeooo:rsid="0039ff38"/>
    </style:style>
    <style:style style:name="T5" style:family="text">
      <style:text-properties fo:font-weight="bold" officeooo:rsid="0039ff3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>محمد عرفان آراسته</text:p>
      <text:p text:style-name="P2"/>
      <text:p text:style-name="P10">۱- <text:span text:style-name="T4">چگونه برای اینترفیس بیشتر از یک آیپی ست کنیم</text:span><text:span text:style-name="T2"> ؟</text:span></text:p>
      <text:p text:style-name="P13"/>
      <text:p text:style-name="P13"/>
      <text:p text:style-name="P13"/>
      <text:p text:style-name="P10"/>
      <text:p text:style-name="P11"><text:span text:style-name="T4">۲</text:span>- <text:span text:style-name="T4">گذاشتن پسورد <text:s/>Test?cisco </text:span></text:p>
      <text:p text:style-name="P13"/>
      <text:p text:style-name="P13"/>
      <text:p text:style-name="P13"/>
      <text:p text:style-name="P11"><text:span text:style-name="T4">۳</text:span>- <text:span text:style-name="T4">یوزر level 5 چگونه می‌تواند به مد global config دسترسی داشته باشد؟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><text:s/></text:span>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منابع:</text:p>
      <text:p text:style-name="P5"><text:a xlink:type="simple" xlink:href="https://www.networkcomputing.com/networking/understanding-ipv6-what-solicited-node-multicast" text:style-name="Internet_20_link" text:visited-style-name="Visited_20_Internet_20_Link"><text:span text:style-name="T1">https://www.networkcomputing.com/networking/understanding-ipv6-what-solicited-node-multicast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XB Zar" svg:font-family="'XB Za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WenQuanYi Zen Hei" style:font-family-asian="'WenQuanYi Zen Hei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7:51:26.773679384</meta:creation-date>
    <dc:date>2022-07-16T19:45:40.848639675</dc:date>
    <meta:editing-duration>PT17H2M55S</meta:editing-duration>
    <meta:editing-cycles>14</meta:editing-cycles>
    <meta:generator>LibreOffice/7.3.4.2$Linux_X86_64 LibreOffice_project/30$Build-2</meta:generator>
    <meta:document-statistic meta:table-count="0" meta:image-count="0" meta:object-count="0" meta:page-count="1" meta:paragraph-count="8" meta:word-count="36" meta:character-count="271" meta:non-whitespace-character-count="239"/>
  </office:meta>
</office:document-meta>
</file>